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ServiceMethodTests.reques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SocketServiceMethodTests.reques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SocketServiceMethodTests.fireAndFo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ocketServiceMethod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ServiceMethodTests.reques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